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4.48mm" fo:break-before="auto" style:use-optimal-row-height="true"/>
    </style:style>
    <style:style style:name="ro9" style:family="table-row">
      <style:table-row-properties style:row-height="36.05mm" fo:break-before="auto" style:use-optimal-row-height="true"/>
    </style:style>
    <style:style style:name="ro10" style:family="table-row">
      <style:table-row-properties style:row-height="41.59mm" fo:break-before="auto" style:use-optimal-row-height="true"/>
    </style:style>
    <style:style style:name="ro11" style:family="table-row">
      <style:table-row-properties style:row-height="55.28mm" fo:break-before="auto" style:use-optimal-row-height="true"/>
    </style:style>
    <style:style style:name="ro12" style:family="table-row">
      <style:table-row-properties style:row-height="10.78mm" fo:break-before="auto" style:use-optimal-row-height="true"/>
    </style:style>
    <style:style style:name="ro13" style:family="table-row">
      <style:table-row-properties style:row-height="14.2mm" fo:break-before="auto" style:use-optimal-row-height="true"/>
    </style:style>
    <style:style style:name="ro14" style:family="table-row">
      <style:table-row-properties style:row-height="18.68mm" fo:break-before="auto" style:use-optimal-row-height="true"/>
    </style:style>
    <style:style style:name="ro15" style:family="table-row">
      <style:table-row-properties style:row-height="18.15mm" fo:break-before="auto" style:use-optimal-row-height="true"/>
    </style:style>
    <style:style style:name="ro16" style:family="table-row">
      <style:table-row-properties style:row-height="21.06mm" fo:break-before="auto" style:use-optimal-row-height="true"/>
    </style:style>
    <style:style style:name="ro17" style:family="table-row">
      <style:table-row-properties style:row-height="11.84mm" fo:break-before="auto" style:use-optimal-row-height="true"/>
    </style:style>
    <style:style style:name="ro18" style:family="table-row">
      <style:table-row-properties style:row-height="19.21mm" fo:break-before="auto" style:use-optimal-row-height="true"/>
    </style:style>
    <style:style style:name="ro19" style:family="table-row">
      <style:table-row-properties style:row-height="22.63mm" fo:break-before="auto" style:use-optimal-row-height="true"/>
    </style:style>
    <style:style style:name="ro20" style:family="table-row">
      <style:table-row-properties style:row-height="29.47mm" fo:break-before="auto" style:use-optimal-row-height="true"/>
    </style:style>
    <style:style style:name="ro21" style:family="table-row">
      <style:table-row-properties style:row-height="36.32mm" fo:break-before="auto" style:use-optimal-row-height="true"/>
    </style:style>
    <style:style style:name="ro22" style:family="table-row">
      <style:table-row-properties style:row-height="42.63mm" fo:break-before="auto" style:use-optimal-row-height="true"/>
    </style:style>
    <style:style style:name="ro23" style:family="table-row">
      <style:table-row-properties style:row-height="56.85mm" fo:break-before="auto" style:use-optimal-row-height="true"/>
    </style:style>
    <style:style style:name="ro24" style:family="table-row">
      <style:table-row-properties style:row-height="26.05mm" fo:break-before="auto" style:use-optimal-row-height="true"/>
    </style:style>
    <style:style style:name="ro25" style:family="table-row">
      <style:table-row-properties style:row-height="32.1mm" fo:break-before="auto" style:use-optimal-row-height="true"/>
    </style:style>
    <style:style style:name="ro26" style:family="table-row">
      <style:table-row-properties style:row-height="14.29mm" fo:break-before="auto" style:use-optimal-row-height="true"/>
    </style:style>
    <style:style style:name="ro27" style:family="table-row">
      <style:table-row-properties style:row-height="12.44mm" fo:break-before="auto" style:use-optimal-row-height="true"/>
    </style:style>
    <style:style style:name="ro28" style:family="table-row">
      <style:table-row-properties style:row-height="4.73mm" fo:break-before="auto" style:use-optimal-row-height="true"/>
    </style:style>
    <style:style style:name="ro29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5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/>
    </style:style>
    <style:style style:name="T7" style:family="text">
      <style:text-properties style:font-name-asian="DejaVu Sans Mono" style:font-name-complex="DejaVu Sans Mono" style:font-size-asian="8.5pt" style:font-size-complex="8.5pt" fo:color="#000000"/>
    </style:style>
    <style:style style:name="T8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1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2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2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7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3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5" style:family="text">
      <style:text-properties style:font-name-asian="DejaVu Sans Mono" style:font-name-complex="DejaVu Sans Mono" style:font-size-asian="8.5pt" style:font-size-complex="8.5pt" fo:color="#008000"/>
    </style:style>
    <style:style style:name="T3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3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3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3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0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4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4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4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4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4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51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53" style:family="text">
      <style:text-properties style:font-name-asian="Consolas" style:font-name-complex="Consolas" style:font-size-asian="9.5pt" style:font-size-complex="9.5pt"/>
    </style:style>
    <style:style style:name="T54" style:family="text">
      <style:text-properties style:text-position="super 58%"/>
    </style:style>
    <style:style style:name="T55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In sending terminal, link to predefind commands: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in each terminal)(&lt;TS&gt;) ABC&lt;BEL&gt;XYZ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(&lt;TS&gt;) 41h 42h 43h <text:s/>&lt;BEL&gt; <text:s/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(&lt;TS&gt;) A B C <text:s/>&lt;BEL&gt; <text:s/>X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(&lt;TS&gt;) ABC&lt;BEL&gt;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in each terminal)</text:p>
            <text:p><text:span text:style-name="T2">(&lt;TS&gt;)</text:span><text:span text:style-name="T3"> </text:span><text:span text:style-name="T4">ABCD</text:span><text:span text:style-name="T5">&lt;BEL&gt;</text:span><text:span text:style-name="T4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8">44h</text:span><text:span text:style-name="T9"> </text:span><text:span text:style-name="T10">&lt;BEL&gt;</text:span><text:span text:style-name="T11"> </text:span><text:span text:style-name="T8">58h</text:span><text:span text:style-name="T9"> </text:span><text:span text:style-name="T8">59h</text:span><text:span text:style-name="T9"> </text:span><text:span text:style-name="T8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8">D</text:span><text:span text:style-name="T9"> </text:span><text:span text:style-name="T10">&lt;BEL&gt;</text:span><text:span text:style-name="T11"> </text:span><text:span text:style-name="T8">X</text:span><text:span text:style-name="T9"> </text:span><text:span text:style-name="T8">Y</text:span><text:span text:style-name="T9"> </text:span><text:span text:style-name="T8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ABCD</text:span><text:span text:style-name="T12">&lt;BEL&gt;</text:span><text:span text:style-name="T8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56" office:value-type="string" calcext:value-type="string">
            <text:p><text:span text:style-name="T6">(&lt;TS&gt;)</text:span><text:span text:style-name="T7"> </text:span><text:span text:style-name="T8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13">(&lt;TS&gt;)</text:span><text:span text:style-name="T14"> </text:span><text:span text:style-name="T15">ABCDE</text:span></text:p>
            <text:p><text:span text:style-name="T13">(&lt;TS&gt;)</text:span><text:span text:style-name="T14"> </text:span><text:span text:style-name="T15">ABCD</text:span></text:p>
            <text:p><text:span text:style-name="T13">(&lt;TS&gt;)</text:span><text:span text:style-name="T14"> </text:span><text:span text:style-name="T15">ABC</text:span></text:p>
            <text:p><text:span text:style-name="T13">(&lt;TS&gt;)</text:span><text:span text:style-name="T14"> </text:span><text:span text:style-name="T15">AB</text:span></text:p>
            <text:p><text:span text:style-name="T13">(&lt;TS&gt;)</text:span><text:span text:style-name="T14"> </text:span><text:span text:style-name="T15">A</text:span></text:p>
            <text:p><text:span text:style-name="T13">(&lt;TS&gt;)</text:span><text:span text:style-name="T14"> </text:span></text:p>
            <text:p><text:span text:style-name="T13">(&lt;TS&gt;)</text:span><text:span text:style-name="T14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58" office:value-type="string" calcext:value-type="string">
            <text:p><text:span text:style-name="T2">(&lt;TS&gt;)</text:span><text:span text:style-name="T3"> </text:span><text:span text:style-name="T4">ABCDEF</text:span><text:span text:style-name="T5">&lt;BS&gt;&lt;BS&gt;&lt;BS&gt;&lt;BS&gt;&lt;BS&gt;&lt;BS&gt;&lt;BS&gt;&lt;BS&gt;</text:span><text:span text:style-name="T4">ABCDEF</text:span><text:span text:style-name="T5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3"/>
          <table:table-cell office:value-type="string" calcext:value-type="string">
            <text:p>In sending terminal, send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/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16">A</text:span></text:p>
            <text:p><text:span text:style-name="T16">AB</text:span></text:p>
            <text:p><text:span text:style-name="T16">ABC</text:span></text:p>
            <text:p><text:span text:style-name="T16">ABCD</text:span></text:p>
            <text:p><text:span text:style-name="T16">ABCD</text:span></text:p>
            <text:p><text:span text:style-name="T16">E</text:span></text:p>
            <text:p><text:span text:style-name="T16">ABCD</text:span></text:p>
            <text:p><text:span text:style-name="T16">EF</text:span></text:p>
            <text:p><text:span text:style-name="T16">ABCD</text:span></text:p>
            <text:p><text:span text:style-name="T16">EFG</text:span></text:p>
            <text:p><text:span text:style-name="T16">ABCD</text:span></text:p>
            <text:p><text:span text:style-name="T16">EFGH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7"> </text:span><text:span text:style-name="T18">(1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7"> </text:span><text:span text:style-name="T18">(2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7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9">&lt;CR&gt;&lt;LF&gt;</text:span><text:span text:style-name="T20"> </text:span><text:span text:style-name="T18">(4)</text:span></text:p>
            <text:p><text:span text:style-name="T16">ABC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  <text:p><text:span text:style-name="T16">ABCD</text:span><text:span text:style-name="T17"> </text:span><text:span text:style-name="T18">(4)</text:span></text:p>
            <text:p><text:span text:style-name="T16">E</text:span><text:span text:style-name="T19">&lt;CR&gt;&lt;LF&gt;</text:span><text:span text:style-name="T20"> </text:span><text:span text:style-name="T18">(3)</text:span></text:p>
            <text:p><text:span text:style-name="T16">ABCD</text:span><text:span text:style-name="T17"> </text:span><text:span text:style-name="T18">(4)</text:span></text:p>
            <text:p><text:span text:style-name="T16">EF</text:span><text:span text:style-name="T19">&lt;CR&gt;&lt;LF&gt;</text:span><text:span text:style-name="T20"> </text:span><text:span text:style-name="T18">(4)</text:span></text:p>
            <text:p><text:span text:style-name="T16">ABCD</text:span><text:span text:style-name="T17"> </text:span><text:span text:style-name="T18">(4)</text:span></text:p>
            <text:p><text:span text:style-name="T16">EFG</text:span><text:span text:style-name="T19">&lt;CR&gt;</text:span><text:span text:style-name="T20"> </text:span><text:span text:style-name="T18">(4)</text:span></text:p>
            <text:p><text:span text:style-name="T21">&lt;LF&gt;</text:span><text:span text:style-name="T22"> </text:span><text:span text:style-name="T23">(1)</text:span></text:p>
            <text:p><text:span text:style-name="T16">ABCD</text:span><text:span text:style-name="T17"> </text:span><text:span text:style-name="T18">(4)</text:span></text:p>
            <text:p><text:span text:style-name="T16">EFGH</text:span><text:span text:style-name="T17"> </text:span><text:span text:style-name="T18">(4)</text:span></text:p>
            <text:p><text:span text:style-name="T21">&lt;CR&gt;&lt;LF&gt;</text:span><text:span text:style-name="T22"> </text:span><text:span text:style-name="T23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59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59" office:value-type="string" calcext:value-type="string">
            <text:p><text:span text:style-name="T16">A</text:span><text:span text:style-name="T17"> </text:span><text:span text:style-name="T18">(1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7"> </text:span><text:span text:style-name="T18">(3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59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59" office:value-type="string" calcext:value-type="string">
            <text:p><text:span text:style-name="T16">A</text:span><text:span text:style-name="T19">&lt;CR&gt;&lt;LF&gt;</text:span><text:span text:style-name="T20"> </text:span><text:span text:style-name="T18">(3)</text:span></text:p>
            <text:p><text:span text:style-name="T16">AB</text:span><text:span text:style-name="T17"> </text:span><text:span text:style-name="T18">(2)</text:span></text:p>
            <text:p><text:span text:style-name="T16">ABC</text:span><text:span text:style-name="T19">&lt;CR&gt;&lt;LF&gt;</text:span><text:span text:style-name="T20"> </text:span><text:span text:style-name="T18">(5)</text:span></text:p>
            <text:p><text:span text:style-name="T16">ABCD</text:span><text:span text:style-name="T17"> </text:span><text:span text:style-name="T18">(4)</text:span></text:p>
          </table:table-cell>
          <table:table-cell office:value-type="string" calcext:value-type="string">
            <text:p/>
            <text:p/>
            <text:p><text:span text:style-name="T27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59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59" office:value-type="string" calcext:value-type="string">
            <text:p><text:span text:style-name="T24">@</text:span><text:span text:style-name="T2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0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0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1" office:value-type="string" calcext:value-type="string">
            <text:p><text:span text:style-name="T16">\h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1" office:value-type="string" calcext:value-type="string">
            <text:p><text:span text:style-name="T16">\h(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2" office:value-type="string" calcext:value-type="string">
            <text:p><text:span text:style-name="T16">\h(4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2" office:value-type="string" calcext:value-type="string">
            <text:p><text:span text:style-name="T16">\h(40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62" office:value-type="string" calcext:value-type="string">
            <text:p><text:span text:style-name="T16">\h(40)</text:span><text:span text:style-name="T19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able [Use Explicit Default Radix]</text:p>
          </table:table-cell>
          <table:table-cell table:style-name="ce59"/>
          <table:table-cell table:number-columns-repeated="1019"/>
        </table:table-row>
        <table:table-row table:style-name="ro3">
          <table:table-cell table:number-columns-repeated="3"/>
          <table:table-cell table:style-name="ce55" office:value-type="string" calcext:value-type="string">
            <text:p>In sending terminal, enable [Escapes on [SendText]] again</text:p>
          </table:table-cell>
          <table:table-cell table:style-name="ce59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In sending terminal, change default radix to [Hex]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58" office:value-type="string" calcext:value-type="string">
            <text:p><text:span text:style-name="T2">(&lt;TS&gt;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style-name="ce58" office:value-type="string" calcext:value-type="string">
            <text:p><text:span text:style-name="T27">(&lt;TS&gt;</text:span><text:span text:style-name="T2">)</text:span><text:span text:style-name="T3"> </text:span><text:span text:style-name="T26">A</text:span><text:span text:style-name="T17"> </text:span><text:span text:style-name="T18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2">)</text:span><text:span text:style-name="T3"> </text:span><text:span text:style-name="T33">&lt;NUL&gt;</text:span></text:p>
          </table:table-cell>
          <table:table-cell table:style-name="ce56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</text:span><text:span text:style-name="T6">)</text:span><text:span text:style-name="T7"> </text:span>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56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56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Intended empty must be shown !!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56"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</text:span><text:span text:style-name="T34">&lt;NUL&gt;</text:span></text:p>
            <text:p><text:span text:style-name="T27">(&lt;TS&gt;</text:span><text:span text:style-name="T36">)</text:span><text:span text:style-name="T37">  </text:span><text:span text:style-name="T38">(0)</text:span></text:p>
            <text:p><text:span text:style-name="T27">(&lt;TS&gt;</text:span><text:span text:style-name="T6">)</text:span><text:span text:style-name="T7">  </text:span><text:span text:style-name="T35">(0)</text:span></text:p>
            <text:p><text:span text:style-name="T27">(&lt;TS&gt;</text:span><text:span text:style-name="T2">)</text:span><text:span text:style-name="T3"> </text:span><text:span text:style-name="T4">OK</text:span><text:span text:style-name="T17"> </text:span><text:span text:style-name="T18">(2)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32">A</text:span><text:span text:style-name="T30"> </text:span><text:span text:style-name="T31">(1)</text:span></text:p>
            <text:p><text:span text:style-name="T27">(&lt;TS&gt;)</text:span><text:span text:style-name="T28"> </text:span><text:span text:style-name="T29">B</text:span><text:span text:style-name="T30"> </text:span><text:span text:style-name="T31">(1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 </text:span><text:span text:style-name="T39">(0)</text:span></text:p>
            <text:p><text:span text:style-name="T27">(&lt;TS&gt;)</text:span><text:span text:style-name="T28"> </text:span><text:span text:style-name="T32">OK</text:span><text:span text:style-name="T30"> </text:span><text:span text:style-name="T31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5" table:default-cell-style-name="ce48"/>
        <table:table-column table:style-name="co2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6">(&gt;&gt;)</text:span><text:span text:style-name="T7"> </text:span><text:span text:style-name="T8">123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6">(&gt;&gt;)</text:span><text:span text:style-name="T7"> </text:span><text:span text:style-name="T8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2">(&gt;&gt;)</text:span><text:span text:style-name="T3"> </text:span><text:span text:style-name="T4">ABC</text:span></text:p>
            <text:p><text:span text:style-name="T40">(&gt;&gt;)</text:span><text:span text:style-name="T22"> </text:span><text:span text:style-name="T4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6">(&gt;&gt;)</text:span><text:span text:style-name="T7"> </text:span><text:span text:style-name="T8">123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6">(&gt;&gt;)</text:span><text:span text:style-name="T7"> </text:span><text:span text:style-name="T8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48"/>
        <table:table-column table:style-name="co30" table:default-cell-style-name="ce48"/>
        <table:table-column table:style-name="co7" table:default-cell-style-name="ce48"/>
        <table:table-column table:style-name="co31" table:default-cell-style-name="ce48"/>
        <table:table-column table:style-name="co32" table:default-cell-style-name="ce48"/>
        <table:table-column table:style-name="co3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48"/>
        <table:table-column table:style-name="co34" table:default-cell-style-name="ce48"/>
        <table:table-column table:style-name="co7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48"/>
        <table:table-column table:style-name="co3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1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1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0">(&lt;&lt;)</text:span><text:span text:style-name="T22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40">(&lt;&lt;)</text:span><text:span text:style-name="T22"> </text:span><text:span text:style-name="T26">X</text:span><text:span text:style-name="T44">&lt;CR&gt;&lt;LF&gt;</text:span><text:span text:style-name="T20"> </text:span><text:span text:style-name="T18">(3)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40">(&lt;&lt;)</text:span><text:span text:style-name="T22"> </text:span><text:span text:style-name="T26">X</text:span><text:span text:style-name="T44">&lt;CR&gt;&lt;LF&gt;</text:span><text:span text:style-name="T20"> </text:span><text:span text:style-name="T18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 </text:span><text:span text:style-name="T39">(0) </text:span>    in sending terminal</text:p>
            <text:p/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47">(&lt;&lt;)</text:span><text:span text:style-name="T48"> </text:span><text:span text:style-name="T32">A</text:span><text:span text:style-name="T30"> </text:span><text:span text:style-name="T31">(1)</text:span></text:p>
            <text:p><text:span text:style-name="T27">(&lt;&lt;)</text:span><text:span text:style-name="T28"> </text:span><text:span text:style-name="T32">A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</text:p>
            <text:p><text:span text:style-name="T27">(&gt;&gt;)</text:span><text:span text:style-name="T28"> </text:span><text:span text:style-name="T29">X</text:span><text:span text:style-name="T30"> </text:span><text:span text:style-name="T31">(1)</text:span></text:p>
            <text:p><text:span text:style-name="T27">(&lt;&lt;)</text:span><text:span text:style-name="T28">  </text:span><text:span text:style-name="T39">(0)</text:span></text:p>
            <text:p><text:span text:style-name="T27">(&lt;&lt;)</text:span><text:span text:style-name="T28"> </text:span><text:span text:style-name="T32">B</text:span><text:span text:style-name="T30"> </text:span><text:span text:style-name="T31">(1)</text:span>    in sending terminal</text:p>
            <text:p/>
            <text:p><text:span text:style-name="T47">(&gt;&gt;)</text:span><text:span text:style-name="T48"> </text:span><text:span text:style-name="T29">A</text:span><text:span text:style-name="T42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A</text:span><text:span text:style-name="T30"> </text:span><text:span text:style-name="T31">(1)</text:span><text:span text:style-name="T41">  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CR&gt;&lt;LF&gt;</text:span><text:span text:style-name="T28"> </text:span><text:span text:style-name="T39">(2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0">(&lt;&lt;)</text:span><text:span text:style-name="T22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1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9"> </text:span><text:span text:style-name="T41">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26">B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9"> </text:span><text:span text:style-name="T41">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 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45">&lt;CR&gt; </text:span><text:span text:style-name="T50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26">B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45">&lt;LF&gt;</text:span><text:span text:style-name="T28"> </text:span><text:span text:style-name="T39">(1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40">(&lt;&lt;)</text:span><text:span text:style-name="T22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30">   </text:span><text:span text:style-name="T31"> </text:span><text:span text:style-name="T41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1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52">&lt;CR&gt;</text:span><text:span text:style-name="T26">B</text:span><text:span text:style-name="T44">&lt;LF&gt;</text:span> 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B</text:span><text:span text:style-name="T42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A</text:span><text:span text:style-name="T17"> </text:span><text:span text:style-name="T18">(1)</text:span></text:p>
            <text:p><text:span text:style-name="T40">(&gt;&gt;)</text:span><text:span text:style-name="T22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52">&lt;CR&gt;</text:span><text:span text:style-name="T26">B</text:span><text:span text:style-name="T44">&lt;LF&gt;</text:span><text:span text:style-name="T20"> </text:span><text:span text:style-name="T18">(3)</text:span>  in sending terminal</text:p>
            <text:p/>
            <text:p><text:span text:style-name="T27">(&gt;&gt;)</text:span><text:span text:style-name="T28"> </text:span><text:span text:style-name="T29">A</text:span><text:span text:style-name="T42">&lt;CR&gt;</text:span><text:span text:style-name="T43"> </text:span><text:span text:style-name="T31">(2)</text:span><text:span text:style-name="T41">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B</text:span><text:span text:style-name="T42">&lt;LF&gt;&lt;CR&gt;&lt;LF&gt;</text:span><text:span text:style-name="T43"> </text:span><text:span text:style-name="T31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">(&lt;&lt;)</text:span><text:span text:style-name="T3"> </text:span><text:span text:style-name="T26"> </text:span><text:span text:style-name="T17">   </text:span><text:span text:style-name="T18"> </text:span>    in sending terminal</text:p>
            <text:p/>
            <text:p><text:span text:style-name="T27">(&gt;&gt;)</text:span><text:span text:style-name="T28"> </text:span><text:span text:style-name="T45">&lt;CR&gt; </text:span><text:span text:style-name="T50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  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27">(&lt;&lt;)</text:span><text:span text:style-name="T28"> </text:span><text:span text:style-name="T32">X</text:span><text:span text:style-name="T46">&lt;CR&gt;&lt;LF&gt;</text:span><text:span text:style-name="T43"> </text:span><text:span text:style-name="T31">(3)</text:span>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">(&lt;&lt;)</text:span><text:span text:style-name="T3">  </text:span><text:span text:style-name="T51">(0)</text:span></text:p>
            <text:p><text:span text:style-name="T2">(&gt;&gt;)</text:span><text:span text:style-name="T3"> </text:span><text:span text:style-name="T4">X</text:span><text:span text:style-name="T17"> </text:span><text:span text:style-name="T18">(1)</text:span></text:p>
            <text:p><text:span text:style-name="T40">(&lt;&lt;)</text:span><text:span text:style-name="T22"> </text:span><text:span text:style-name="T52">&lt;CR&gt;</text:span><text:span text:style-name="T26">B</text:span><text:span text:style-name="T17"> </text:span><text:span text:style-name="T18">(2)</text:span>  in sending terminal</text:p>
            <text:p/>
            <text:p><text:span text:style-name="T27">(&gt;&gt;)</text:span><text:span text:style-name="T28"> </text:span><text:span text:style-name="T45">&lt;CR&gt;</text:span><text:span text:style-name="T28"> </text:span><text:span text:style-name="T39">(1)</text:span><text:span text:style-name="T50">  in receiving terminal</text:span></text:p>
            <text:p><text:span text:style-name="T47">(&lt;&lt;)</text:span><text:span text:style-name="T48"> </text:span><text:span text:style-name="T32">X</text:span><text:span text:style-name="T46">&lt;CR&gt;&lt;LF&gt;</text:span><text:span text:style-name="T43"> </text:span><text:span text:style-name="T31">(3)</text:span></text:p>
            <text:p><text:span text:style-name="T27">(&gt;&gt;)</text:span><text:span text:style-name="T28"> </text:span><text:span text:style-name="T29">B</text:span><text:span text:style-name="T42">&lt;CR&gt;&lt;LF&gt;</text:span><text:span text:style-name="T43"> </text:span><text:span text:style-name="T31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3" table:default-cell-style-name="ce48"/>
        <table:table-column table:style-name="co44" table:default-cell-style-name="ce48"/>
        <table:table-column table:style-name="co24" table:default-cell-style-name="ce48"/>
        <table:table-column table:style-name="co45" table:default-cell-style-name="ce48"/>
        <table:table-column table:style-name="co4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53">Note that display elements are text-only and no longer contain the underlying typed</text:span></text:p>
            <text:p><text:span text:style-name="T53">information such as the time stamp of the origin. Since the XML schema is strongly-</text:span></text:p>
            <text:p><text:span text:style-name="T53">typed again, the items need to be reconstructed. Not optimal, but simply a trade-off</text:span></text:p>
            <text:p><text:span text:style-name="T53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2" table:default-cell-style-name="ce48"/>
        <table:table-column table:style-name="co53" table:default-cell-style-name="ce48"/>
        <table:table-column table:style-name="co35" table:default-cell-style-name="ce48"/>
        <table:table-column table:style-name="co54" table:default-cell-style-name="ce48"/>
        <table:table-column table:style-name="co55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54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54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8">
          <table:table-cell table:number-columns-repeated="3"/>
          <table:table-cell office:value-type="string" calcext:value-type="string">
            <text:p>"Help &gt; About" &gt; Click slightly above the right end of the 2<text:span text:style-name="T54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slightly above the right end of the 3<text:span text:style-name="T54">rd</text:span> line</text:p>
          </table:table-cell>
          <table:table-cell office:value-type="string" calcext:value-type="string">
            <text:p>Repeat steps above, except <text:span text:style-name="T55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11" table:default-cell-style-name="ce48"/>
        <table:table-column table:style-name="co5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3:'YAT.Domain.Terminal'.E8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 style:data-style-name="N2" text:time-value="12:11:32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4DT32M1S</meta:editing-duration>
    <meta:editing-cycles>492</meta:editing-cycles>
    <meta:generator>LibreOffice/6.1.1.2$Windows_X86_64 LibreOffice_project/5d19a1bfa650b796764388cd8b33a5af1f5baa1b</meta:generator>
    <dc:date>2019-10-01T13:18:54.372000000</dc:date>
    <meta:print-date>2013-02-02T14:44:49.07</meta:print-date>
    <meta:document-statistic meta:table-count="13" meta:cell-count="1998" meta:object-count="0"/>
    <meta:user-defined meta:name="Info 1"/>
    <meta:user-defined meta:name="Info 2"/>
    <meta:user-defined meta:name="Info 3"/>
    <meta:user-defined meta:name="Info 4"/>
  </office:meta>
</office:document-meta>
</file>